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93000000B0C613BB21BAFE0EB7.png" manifest:media-type="image/png"/>
  <manifest:file-entry manifest:full-path="Pictures/10000EAE00000F2E0000122B73789F91D293EDC1.svg" manifest:media-type="image/svg+xml"/>
  <manifest:file-entry manifest:full-path="Pictures/10000201000000D9000000A20F1E998AC0C498E0.png" manifest:media-type="image/png"/>
  <manifest:file-entry manifest:full-path="Pictures/10000201000000D9000000A29DAFA495632173CC.png" manifest:media-type="image/png"/>
  <manifest:file-entry manifest:full-path="Pictures/100019850000166F000010C964FFD20DD43AE974.svg" manifest:media-type="image/svg+xml"/>
  <manifest:file-entry manifest:full-path="Pictures/100015A90000166F000010C9EB5C1CD63F722430.svg" manifest:media-type="image/svg+xml"/>
  <manifest:file-entry manifest:full-path="Pictures/100023220000166F000010C98BDD6AE25A63C9EA.svg" manifest:media-type="image/svg+xml"/>
  <manifest:file-entry manifest:full-path="Pictures/10001A900000166F000010C9668920C3477D909C.svg" manifest:media-type="image/svg+xml"/>
  <manifest:file-entry manifest:full-path="Pictures/100040760000166F000010C9120BF5CB35BD9A33.svg" manifest:media-type="image/svg+xml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201000000D9000000A2A16C211C57584D2B.png" manifest:media-type="image/png"/>
  <manifest:file-entry manifest:full-path="Pictures/100011FD0000166F000010C90F1DBCEA64DAEF5D.svg" manifest:media-type="image/svg+xml"/>
  <manifest:file-entry manifest:full-path="Pictures/10000201000000D9000000A2DB3F4C7C1581FE34.png" manifest:media-type="image/png"/>
  <manifest:file-entry manifest:full-path="Pictures/10000201000000D9000000A279AB9B52534F7CA7.png" manifest:media-type="image/png"/>
  <manifest:file-entry manifest:full-path="Pictures/10001A2B0000166F000010C938EC8AA8068E758A.svg" manifest:media-type="image/svg+xml"/>
  <manifest:file-entry manifest:full-path="Pictures/100032470000166F000010C9D09A649F53761F15.svg" manifest:media-type="image/svg+xml"/>
  <manifest:file-entry manifest:full-path="Pictures/10000201000000D9000000A22D27F25381F35024.png" manifest:media-type="image/png"/>
  <manifest:file-entry manifest:full-path="Pictures/10000201000000D9000000A2AE04356BF8207DC8.png" manifest:media-type="image/png"/>
  <manifest:file-entry manifest:full-path="Pictures/10000201000000D9000000A28AB6A5A3031FCD5F.png" manifest:media-type="image/png"/>
  <manifest:file-entry manifest:full-path="Pictures/10000201000000D9000000A2E1B14F227A42EBB6.png" manifest:media-type="image/png"/>
  <manifest:file-entry manifest:full-path="Pictures/10000201000000D9000000A22A84D10B491415CA.png" manifest:media-type="image/png"/>
  <manifest:file-entry manifest:full-path="Pictures/100024F90000166F000010C92517E4A2BB0B5F34.svg" manifest:media-type="image/svg+xml"/>
  <manifest:file-entry manifest:full-path="Pictures/10000201000000D9000000A2F0459365B88BDE91.png" manifest:media-type="image/png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1CEF0000166F000010C9BA037CF1DE653BF6.svg" manifest:media-type="image/svg+xml"/>
  <manifest:file-entry manifest:full-path="Pictures/100022590000166F000010C9D7DC7387389C4F6C.svg" manifest:media-type="image/svg+xml"/>
  <manifest:file-entry manifest:full-path="Pictures/10001CFE0000166F000010C98B65053C0A16CE1B.svg" manifest:media-type="image/svg+xml"/>
  <manifest:file-entry manifest:full-path="Pictures/10000201000000D9000000A26770B4F536962275.png" manifest:media-type="image/png"/>
  <manifest:file-entry manifest:full-path="Pictures/100019110000166F000010C963270DDB671496A2.svg" manifest:media-type="image/svg+xml"/>
  <manifest:file-entry manifest:full-path="Pictures/10000201000000D9000000A290D4B6AA7C8F02DE.png" manifest:media-type="image/png"/>
  <manifest:file-entry manifest:full-path="Pictures/10000201000000D9000000A261E4380157259E3B.png" manifest:media-type="image/png"/>
  <manifest:file-entry manifest:full-path="Pictures/10000201000000D9000000A214726A6F3E82B696.png" manifest:media-type="image/png"/>
  <manifest:file-entry manifest:full-path="Pictures/10000201000000D9000000A2ABB5C147AB2976FD.png" manifest:media-type="image/png"/>
  <manifest:file-entry manifest:full-path="Pictures/10000201000000D9000000A2A6FCE8FC96D665EB.png" manifest:media-type="image/png"/>
  <manifest:file-entry manifest:full-path="Pictures/10001F8B0000166F000010C92AFB0065B8A12897.svg" manifest:media-type="image/svg+xml"/>
  <manifest:file-entry manifest:full-path="Pictures/10000201000000D9000000A25C207E2CD536FA24.png" manifest:media-type="image/png"/>
  <manifest:file-entry manifest:full-path="Pictures/10000201000000D9000000A2899F4359FA70BCC5.png" manifest:media-type="image/png"/>
  <manifest:file-entry manifest:full-path="Pictures/100031A90000166F000010C952F597F64DE748DA.svg" manifest:media-type="image/svg+xml"/>
  <manifest:file-entry manifest:full-path="Pictures/100032630000166F000010C9F58F8795E6CB00FC.svg" manifest:media-type="image/svg+xml"/>
  <manifest:file-entry manifest:full-path="Pictures/10000201000000D9000000A26C2EDF76FB39E973.png" manifest:media-type="image/png"/>
  <manifest:file-entry manifest:full-path="Pictures/10000201000000D9000000A242CF12AF73B83698.png" manifest:media-type="image/png"/>
  <manifest:file-entry manifest:full-path="Pictures/10001D970000166F000010C9E81C85F9135BCB18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</text:span><text:span text:style-name="T1"> </text:span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A6FCE8FC96D665EB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F0459365B88BDE91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2A84D10B491415CA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AE04356BF8207DC8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2D27F25381F35024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6C2EDF76FB39E973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61E4380157259E3B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14726A6F3E82B696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5C207E2CD536FA24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42CF12AF73B83698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8AB6A5A3031FCD5F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DB3F4C7C1581FE34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A16C211C57584D2B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899F4359FA70BCC5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E1B14F227A42EBB6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9AB9B52534F7CA7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6770B4F536962275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90D4B6AA7C8F02DE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ABB5C147AB2976FD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9DAFA495632173CC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7.123cm" svg:y="13.767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0F1E998AC0C498E0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3" draw:layer="layout" svg:width="3.885cm" svg:height="4.65cm" svg:x="-13.325cm" svg:y="19.722cm">
            <draw:image xlink:href="Pictures/10000EAE00000F2E0000122B73789F91D293EDC1.svg" xlink:type="simple" xlink:show="embed" xlink:actuate="onLoad">
              <text:p/>
            </draw:image>
            <draw:image xlink:href="Pictures/1000020100000093000000B0C613BB21BAFE0EB7.png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4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A16C211C57584D2B.png" xlink:type="simple" xlink:show="embed" xlink:actuate="onLoad"/>
          </draw:frame>
          <draw:frame draw:style-name="gr2" draw:text-style-name="P3" draw:layer="layout" svg:width="1.259cm" svg:height="1.247cm" svg:x="-1.402cm" svg:y="5.553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2" draw:text-style-name="P3" draw:layer="layout" svg:width="0.938cm" svg:height="1.247cm" svg:x="-4.401cm" svg:y="5.554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5.321cm" svg:y="2.978cm">
            <draw:image xlink:href="Pictures/100011FD0000166F000010C90F1DBCEA64DAEF5D.svg" xlink:type="simple" xlink:show="embed" xlink:actuate="onLoad">
              <text:p/>
            </draw:image>
            <draw:image xlink:href="Pictures/10000201000000D9000000A2A16C211C57584D2B.png" xlink:type="simple" xlink:show="embed" xlink:actuate="onLoad"/>
          </draw:frame>
          <draw:frame draw:style-name="gr2" draw:text-style-name="P3" draw:layer="layout" svg:width="1.259cm" svg:height="1.247cm" svg:x="8.723cm" svg:y="3.83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2" draw:text-style-name="P3" draw:layer="layout" svg:width="0.938cm" svg:height="1.247cm" svg:x="5.724cm" svg:y="3.831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g xml:id="id1" draw:id="id1">
          <draw:glue-point draw:id="4" svg:x="1.434cm" svg:y="-3.533cm" draw:escape-direction="up"/>
          <draw:g>
            <draw:frame draw:style-name="gr3" draw:text-style-name="P3" draw:layer="layout" svg:width="4.63cm" svg:height="3.464cm" svg:x="5.318cm" svg:y="8.155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61E4380157259E3B.png" xlink:type="simple" xlink:show="embed" xlink:actuate="onLoad"/>
            </draw:frame>
            <draw:frame draw:style-name="gr2" draw:text-style-name="P3" draw:layer="layout" svg:width="0.9cm" svg:height="0.9cm" svg:x="7.857cm" svg:y="8.998cm">
              <loext:p/>
              <draw:object xlink:href="./Object 34" xlink:type="simple" xlink:show="embed" xlink:actuate="onLoad"/>
              <draw:image xlink:href="./ObjectReplacements/Object 34" xlink:type="simple" xlink:show="embed" xlink:actuate="onLoad"/>
            </draw:frame>
          </draw:g>
        </draw:g>
        <draw:g xml:id="id3" draw:id="id3">
          <draw:glue-point draw:id="4" svg:x="-0.062cm" svg:y="-3.432cm" draw:escape-direction="up"/>
          <draw:frame draw:style-name="gr3" draw:text-style-name="P3" draw:layer="layout" svg:width="4.63cm" svg:height="3.464cm" svg:x="11.33cm" svg:y="2.994cm">
            <draw:image xlink:href="Pictures/100023220000166F000010C98BDD6AE25A63C9EA.svg" xlink:type="simple" xlink:show="embed" xlink:actuate="onLoad">
              <text:p/>
            </draw:image>
            <draw:image xlink:href="Pictures/10000201000000D9000000A290D4B6AA7C8F02DE.png" xlink:type="simple" xlink:show="embed" xlink:actuate="onLoad"/>
          </draw:frame>
          <draw:frame draw:style-name="gr2" draw:text-style-name="P3" draw:layer="layout" svg:width="0.901cm" svg:height="0.901cm" svg:x="13.171cm" svg:y="3.778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connector draw:style-name="gr1" draw:text-style-name="P2" draw:layer="layout" draw:type="line" svg:x1="7.633cm" svg:y1="11.619cm" svg:x2="7.686cm" svg:y2="13.767cm" draw:start-shape="id1" draw:start-glue-point="2" draw:end-shape="id2" draw:end-glue-point="0" svg:d="M7633 11619l53 2148" svg:viewBox="0 0 54 2149">
          <text:p text:style-name="P1"><text:span text:style-name="T1">~ <text:s text:c="3"/></text:span></text:p>
        </draw:connector>
        <draw:connector draw:style-name="gr1" draw:text-style-name="P2" draw:layer="layout" draw:type="line" svg:x1="7.651cm" svg:y1="6.442cm" svg:x2="7.633cm" svg:y2="8.155cm" draw:end-shape="id1" draw:end-glue-point="0" svg:d="M7651 6442l-18 1713" svg:viewBox="0 0 19 1714">
          <text:p text:style-name="P1"><text:span text:style-name="T1">~ <text:s text:c="3"/></text:span></text:p>
        </draw:connector>
        <draw:connector draw:style-name="gr1" draw:text-style-name="P2" draw:layer="layout" draw:type="line" svg:x1="13.645cm" svg:y1="6.458cm" svg:x2="13.633cm" svg:y2="8.156cm" draw:start-shape="id3" draw:start-glue-point="2" draw:end-shape="id4" draw:end-glue-point="0" svg:d="M13645 6458l-12 1698" svg:viewBox="0 0 13 1699">
          <text:p text:style-name="P1"><text:span text:style-name="T1">~ <text:s text:c="3"/></text:span></text:p>
        </draw:connector>
        <draw:frame draw:style-name="gr2" draw:text-style-name="P3" xml:id="id5" draw:id="id5" draw:layer="layout" svg:width="1.127cm" svg:height="1.417cm" svg:x="13.023cm" svg:y="13.768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g xml:id="id4" draw:id="id4">
          <draw:glue-point draw:id="4" svg:x="1.434cm" svg:y="-3.533cm" draw:escape-direction="up"/>
          <draw:g>
            <draw:frame draw:style-name="gr3" draw:text-style-name="P3" draw:layer="layout" svg:width="4.63cm" svg:height="3.464cm" svg:x="11.318cm" svg:y="8.156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61E4380157259E3B.png" xlink:type="simple" xlink:show="embed" xlink:actuate="onLoad"/>
            </draw:frame>
            <draw:frame draw:style-name="gr2" draw:text-style-name="P3" draw:layer="layout" svg:width="0.9cm" svg:height="0.9cm" svg:x="13.857cm" svg:y="8.999cm">
              <loext:p/>
              <draw:object xlink:href="./Object 38" xlink:type="simple" xlink:show="embed" xlink:actuate="onLoad"/>
              <draw:image xlink:href="./ObjectReplacements/Object 38" xlink:type="simple" xlink:show="embed" xlink:actuate="onLoad"/>
            </draw:frame>
          </draw:g>
        </draw:g>
        <draw:connector draw:style-name="gr1" draw:text-style-name="P2" draw:layer="layout" draw:type="line" svg:x1="13.633cm" svg:y1="11.62cm" svg:x2="13.586cm" svg:y2="13.768cm" draw:start-shape="id4" draw:start-glue-point="2" draw:end-shape="id5" draw:end-glue-point="0" svg:d="M13633 11620l-47 2148" svg:viewBox="0 0 48 2149">
          <text:p text:style-name="P1"><text:span text:style-name="T1">~ <text:s text:c="3"/></text:span></text:p>
        </draw:connector>
        <draw:line draw:style-name="gr14" draw:text-style-name="P3" draw:layer="layout" svg:x1="10.641cm" svg:y1="2.794cm" svg:x2="10.641cm" svg:y2="16.6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7-03-03T09:26:38.899539637</dc:date>
    <meta:editing-duration>P1DT1H9M6S</meta:editing-duration>
    <meta:editing-cycles>27</meta:editing-cycles>
    <meta:generator>LibreOffice/5.1.6.2$Linux_X86_64 LibreOffice_project/10m0$Build-2</meta:generator>
    <meta:document-statistic meta:object-count="119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>
  <semantics>
    <mrow>
      <mi>H</mi>
    </mrow>
    <annotation encoding="StarMath 5.0">H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row>
      <mi>L</mi>
    </mrow>
    <annotation encoding="StarMath 5.0">L</annotation>
  </semantics>
</math>
</file>

<file path=Object 34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35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38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>
  <semantics>
    <mrow>
      <mi>H</mi>
    </mrow>
    <annotation encoding="StarMath 5.0">H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>
  <semantics>
    <mrow>
      <mi>L</mi>
    </mrow>
    <annotation encoding="StarMath 5.0">L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